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5.642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208cm"/>
    </style:style>
    <style:style style:name="co8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109"/>
    <style:style style:name="ce42" style:family="table-cell" style:parent-style-name="Default">
      <style:table-cell-properties fo:background-color="#ffcc00" fo:border="0.06pt solid #000000"/>
    </style:style>
    <style:style style:name="ce44" style:family="table-cell" style:parent-style-name="Default">
      <style:text-properties fo:font-size="10pt" style:font-size-asian="18pt" style:font-size-complex="18pt"/>
    </style:style>
    <style:style style:name="ce45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99ff99" fo:border="0.06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 fo:border="0.99pt ridge #cc0000" fo:padding="0.076cm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99pt ridge #cc0000" fo:padding="0.076c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99pt ridge #0066ff" fo:padding="0.076cm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99pt ridge #0066ff" fo:padding="0.076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99pt ridge #009900" fo:padding="0.076cm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99pt ridge #009900" fo:padding="0.076cm"/>
      <style:paragraph-properties fo:text-align="center" fo:margin-left="0cm"/>
    </style:style>
    <style:style style:name="ce55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ce56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oint we’re going to rotate around the hip is (Xg, Yg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lative to the hip, this is the vector ( Xg – Xh, 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ur angle of rotation is 45 degrees clockwise, or 45/180*PI radia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ring to <text:a xlink:href="https://matthew-brett.github.io/teaching/rotation_2d.html" xlink:type="simple">https://matthew-brett.github.io/teaching/rotation_2d.html</text:a> for the rotation formula..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e’re rotating clockwise, so we’ll use an angle of <text:span text:style-name="T1">minus</text:span> 45/180*PI radia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’ll call that angle Bet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x is <text:s text:c="3"/>cos(beta) * (Xg – Xh) <text:s/>- <text:s/>sin(beta) * (Yg - Y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y is <text:s text:c="3"/>sin(beta) <text:s/>* (Xg - Xh) + cos(beta) * (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al rotated X = new x + X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l rotated Y = new y + Y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hip to spine : <text:s/></text:p>
          </table:table-cell>
          <table:covered-table-cell/>
          <table:table-cell office:value-type="float" office:value="6.9429" calcext:value-type="float">
            <text:p>6.94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beta angle: </text:p>
          </table:table-cell>
          <table:covered-table-cell/>
          <table:table-cell table:formula="of:=-1*45/180*3.1415926" office:value-type="float" office:value="-0.78539815" calcext:value-type="float">
            <text:p>-0.785398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xh: </text:p>
          </table:table-cell>
          <table:covered-table-cell/>
          <table:table-cell table:style-name="ce44" office:value-type="float" office:value="8.87489" calcext:value-type="float">
            <text:p>8.874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yh: </text:p>
          </table:table-cell>
          <table:covered-table-cell/>
          <table:table-cell table:style-name="ce44" office:value-type="float" office:value="-5.0475" calcext:value-type="float">
            <text:p>-5.0475</text:p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39" office:value-type="string" calcext:value-type="string" table:number-columns-spanned="3" table:number-rows-spanned="1">
            <text:p>Right middle leg</text:p>
          </table:table-cell>
          <table:covered-table-cell table:number-columns-repeated="2" table:style-name="ce42"/>
          <table:table-cell table:style-name="ce39" office:value-type="string" calcext:value-type="string" table:number-columns-spanned="3" table:number-rows-spanned="1">
            <text:p>Global</text:p>
          </table:table-cell>
          <table:covered-table-cell table:number-columns-repeated="2" table:style-name="ce42"/>
          <table:table-cell/>
          <table:table-cell table:style-name="ce39" office:value-type="string" calcext:value-type="string" table:number-columns-spanned="3" table:number-rows-spanned="1">
            <text:p>front right leg</text:p>
          </table:table-cell>
          <table:covered-table-cell table:number-columns-repeated="2" table:style-name="ce42"/>
          <table:table-cell table:style-name="ce39" office:value-type="string" calcext:value-type="string" table:number-columns-spanned="3" table:number-rows-spanned="1">
            <text:p>global</text:p>
          </table:table-cell>
          <table:covered-table-cell table:number-columns-repeated="2" table:style-name="ce42"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y</text:p>
          </table:table-cell>
          <table:table-cell table:style-name="ce40" office:value-type="string" calcext:value-type="string">
            <text:p>z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z</text:p>
          </table:table-cell>
          <table:table-cell/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y</text:p>
          </table:table-cell>
          <table:table-cell table:style-name="ce40" office:value-type="string" calcext:value-type="string">
            <text:p>z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y</text:p>
          </table:table-cell>
          <table:table-cell table:style-name="ce46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41" table:formula="of:=-1*[.E27]-[.C$19]" office:value-type="float" office:value="3.0571" calcext:value-type="float">
            <text:p>3.057</text:p>
          </table:table-cell>
          <table:table-cell table:style-name="ce41" table:formula="of:=[.F27]" office:value-type="float" office:value="-7" calcext:value-type="float">
            <text:p>-7.000</text:p>
          </table:table-cell>
          <table:table-cell table:style-name="ce41" table:formula="of:=[.D27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27]-yh)" office:value-type="float" office:value="2.17619890868575" calcext:value-type="float">
            <text:p>2.176</text:p>
          </table:table-cell>
          <table:table-cell table:style-name="ce41" table:formula="of:=[.M27]" office:value-type="float" office:value="-5" calcext:value-type="float">
            <text:p>-5.000</text:p>
          </table:table-cell>
          <table:table-cell table:style-name="ce41" table:formula="of:=[.N27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27]-xh) -SIN(beta)*([.L27]-yh) +xh" office:value-type="float" office:value="8.28983694946957" calcext:value-type="float">
            <text:p>8.290</text:p>
          </table:table-cell>
          <table:table-cell table:style-name="ce41" table:formula="of:=SIN(beta)*([.K27]-xh) + COS(beta)*([.L27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28]-[.C$19]" office:value-type="float" office:value="3.0571" calcext:value-type="float">
            <text:p>3.057</text:p>
          </table:table-cell>
          <table:table-cell table:style-name="ce41" table:formula="of:=[.F28]" office:value-type="float" office:value="-7" calcext:value-type="float">
            <text:p>-7.000</text:p>
          </table:table-cell>
          <table:table-cell table:style-name="ce41" table:formula="of:=[.D28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28]-yh)" office:value-type="float" office:value="2.88330568039887" calcext:value-type="float">
            <text:p>2.883</text:p>
          </table:table-cell>
          <table:table-cell table:style-name="ce41" table:formula="of:=[.M28]" office:value-type="float" office:value="-5" calcext:value-type="float">
            <text:p>-5.000</text:p>
          </table:table-cell>
          <table:table-cell table:style-name="ce41" table:formula="of:=[.N28]-xh" office:value-type="float" office:value="0.122053740129548" calcext:value-type="float">
            <text:p>0.122</text:p>
          </table:table-cell>
          <table:table-cell table:style-name="ce41" office:value-type="float" office:value="11" calcext:value-type="float">
            <text:p>11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28]-xh) -SIN(beta)*([.L28]-yh) +xh" office:value-type="float" office:value="8.99694374012955" calcext:value-type="float">
            <text:p>8.997</text:p>
          </table:table-cell>
          <table:table-cell table:style-name="ce41" table:formula="of:=SIN(beta)*([.K28]-xh) + COS(beta)*([.L28]-yh) + yh" office:value-type="float" office:value="-7.93080568039887" calcext:value-type="float">
            <text:p>-7.931</text:p>
          </table:table-cell>
        </table:table-row>
        <table:table-row table:style-name="ro1">
          <table:table-cell table:style-name="ce41" table:formula="of:=-1*[.E29]-[.C$19]" office:value-type="float" office:value="3.0571" calcext:value-type="float">
            <text:p>3.057</text:p>
          </table:table-cell>
          <table:table-cell table:style-name="ce41" table:formula="of:=[.F29]" office:value-type="float" office:value="-7" calcext:value-type="float">
            <text:p>-7.000</text:p>
          </table:table-cell>
          <table:table-cell table:style-name="ce41" table:formula="of:=[.D29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29]-yh)" office:value-type="float" office:value="1.46909213697263" calcext:value-type="float">
            <text:p>1.469</text:p>
          </table:table-cell>
          <table:table-cell table:style-name="ce41" table:formula="of:=[.M29]" office:value-type="float" office:value="-5" calcext:value-type="float">
            <text:p>-5.000</text:p>
          </table:table-cell>
          <table:table-cell table:style-name="ce41" table:formula="of:=[.N29]-xh" office:value-type="float" office:value="-1.2921598411904" calcext:value-type="float">
            <text:p>-1.292</text:p>
          </table:table-cell>
          <table:table-cell table:style-name="ce41" office:value-type="float" office:value="9" calcext:value-type="float">
            <text:p>9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29]-xh) -SIN(beta)*([.L29]-yh) +xh" office:value-type="float" office:value="7.5827301588096" calcext:value-type="float">
            <text:p>7.583</text:p>
          </table:table-cell>
          <table:table-cell table:style-name="ce41" table:formula="of:=SIN(beta)*([.K29]-xh) + COS(beta)*([.L29]-yh) + yh" office:value-type="float" office:value="-6.51659213697263" calcext:value-type="float">
            <text:p>-6.517</text:p>
          </table:table-cell>
        </table:table-row>
        <table:table-row table:style-name="ro1">
          <table:table-cell table:style-name="ce41" table:formula="of:=-1*[.E30]-[.C$19]" office:value-type="float" office:value="3.0571" calcext:value-type="float">
            <text:p>3.057</text:p>
          </table:table-cell>
          <table:table-cell table:style-name="ce41" table:formula="of:=[.F30]" office:value-type="float" office:value="-7" calcext:value-type="float">
            <text:p>-7.000</text:p>
          </table:table-cell>
          <table:table-cell table:style-name="ce41" table:formula="of:=[.D30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0]-yh)" office:value-type="float" office:value="2.17619890868575" calcext:value-type="float">
            <text:p>2.176</text:p>
          </table:table-cell>
          <table:table-cell table:style-name="ce41" table:formula="of:=[.M30]" office:value-type="float" office:value="4" calcext:value-type="float">
            <text:p>4.000</text:p>
          </table:table-cell>
          <table:table-cell table:style-name="ce41" table:formula="of:=[.N30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4" calcext:value-type="float">
            <text:p>4.000</text:p>
          </table:table-cell>
          <table:table-cell table:style-name="ce41" table:formula="of:=COS(beta)*([.K30]-xh) -SIN(beta)*([.L30]-yh) +xh" office:value-type="float" office:value="8.28983694946957" calcext:value-type="float">
            <text:p>8.290</text:p>
          </table:table-cell>
          <table:table-cell table:style-name="ce41" table:formula="of:=SIN(beta)*([.K30]-xh) + COS(beta)*([.L30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31]-[.C$19]" office:value-type="float" office:value="3.0571" calcext:value-type="float">
            <text:p>3.057</text:p>
          </table:table-cell>
          <table:table-cell table:style-name="ce41" table:formula="of:=[.F31]" office:value-type="float" office:value="-7" calcext:value-type="float">
            <text:p>-7.000</text:p>
          </table:table-cell>
          <table:table-cell table:style-name="ce41" table:formula="of:=[.D31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1]-yh)" office:value-type="float" office:value="2.17619890868575" calcext:value-type="float">
            <text:p>2.176</text:p>
          </table:table-cell>
          <table:table-cell table:style-name="ce41" table:formula="of:=[.M31]" office:value-type="float" office:value="-5" calcext:value-type="float">
            <text:p>-5.000</text:p>
          </table:table-cell>
          <table:table-cell table:style-name="ce41" table:formula="of:=[.N31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31]-xh) -SIN(beta)*([.L31]-yh) +xh" office:value-type="float" office:value="8.28983694946957" calcext:value-type="float">
            <text:p>8.290</text:p>
          </table:table-cell>
          <table:table-cell table:style-name="ce41" table:formula="of:=SIN(beta)*([.K31]-xh) + COS(beta)*([.L31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32]-[.C$19]" office:value-type="float" office:value="3.0571" calcext:value-type="float">
            <text:p>3.057</text:p>
          </table:table-cell>
          <table:table-cell table:style-name="ce41" table:formula="of:=[.F32]" office:value-type="float" office:value="-7" calcext:value-type="float">
            <text:p>-7.000</text:p>
          </table:table-cell>
          <table:table-cell table:style-name="ce41" table:formula="of:=[.D32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2]-yh)" office:value-type="float" office:value="2.17619890868575" calcext:value-type="float">
            <text:p>2.176</text:p>
          </table:table-cell>
          <table:table-cell table:style-name="ce41" table:formula="of:=[.M32]" office:value-type="float" office:value="-5" calcext:value-type="float">
            <text:p>-5.000</text:p>
          </table:table-cell>
          <table:table-cell table:style-name="ce41" table:formula="of:=[.N32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32]-xh) -SIN(beta)*([.L32]-yh) +xh" office:value-type="float" office:value="8.28983694946957" calcext:value-type="float">
            <text:p>8.290</text:p>
          </table:table-cell>
          <table:table-cell table:style-name="ce41" table:formula="of:=SIN(beta)*([.K32]-xh) + COS(beta)*([.L32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33]-[.C$19]" office:value-type="float" office:value="3.0571" calcext:value-type="float">
            <text:p>3.057</text:p>
          </table:table-cell>
          <table:table-cell table:style-name="ce41" table:formula="of:=[.F33]" office:value-type="float" office:value="-7" calcext:value-type="float">
            <text:p>-7.000</text:p>
          </table:table-cell>
          <table:table-cell table:style-name="ce41" table:formula="of:=[.D33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3]-yh)" office:value-type="float" office:value="2.17619890868575" calcext:value-type="float">
            <text:p>2.176</text:p>
          </table:table-cell>
          <table:table-cell table:style-name="ce41" table:formula="of:=[.M33]" office:value-type="float" office:value="-5" calcext:value-type="float">
            <text:p>-5.000</text:p>
          </table:table-cell>
          <table:table-cell table:style-name="ce41" table:formula="of:=[.N33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33]-xh) -SIN(beta)*([.L33]-yh) +xh" office:value-type="float" office:value="8.28983694946957" calcext:value-type="float">
            <text:p>8.290</text:p>
          </table:table-cell>
          <table:table-cell table:style-name="ce41" table:formula="of:=SIN(beta)*([.K33]-xh) + COS(beta)*([.L33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34]-[.C$19]" office:value-type="float" office:value="3.0571" calcext:value-type="float">
            <text:p>3.057</text:p>
          </table:table-cell>
          <table:table-cell table:style-name="ce41" table:formula="of:=[.F34]" office:value-type="float" office:value="-7" calcext:value-type="float">
            <text:p>-7.000</text:p>
          </table:table-cell>
          <table:table-cell table:style-name="ce41" table:formula="of:=[.D34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4]-yh)" office:value-type="float" office:value="2.17619890868575" calcext:value-type="float">
            <text:p>2.176</text:p>
          </table:table-cell>
          <table:table-cell table:style-name="ce41" table:formula="of:=[.M34]" office:value-type="float" office:value="-5" calcext:value-type="float">
            <text:p>-5.000</text:p>
          </table:table-cell>
          <table:table-cell table:style-name="ce41" table:formula="of:=[.N34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34]-xh) -SIN(beta)*([.L34]-yh) +xh" office:value-type="float" office:value="8.28983694946957" calcext:value-type="float">
            <text:p>8.290</text:p>
          </table:table-cell>
          <table:table-cell table:style-name="ce41" table:formula="of:=SIN(beta)*([.K34]-xh) + COS(beta)*([.L34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35]-[.C$19]" office:value-type="float" office:value="3.0571" calcext:value-type="float">
            <text:p>3.057</text:p>
          </table:table-cell>
          <table:table-cell table:style-name="ce41" table:formula="of:=[.F35]" office:value-type="float" office:value="-7" calcext:value-type="float">
            <text:p>-7.000</text:p>
          </table:table-cell>
          <table:table-cell table:style-name="ce41" table:formula="of:=[.D35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5]-yh)" office:value-type="float" office:value="2.17619890868575" calcext:value-type="float">
            <text:p>2.176</text:p>
          </table:table-cell>
          <table:table-cell table:style-name="ce41" table:formula="of:=[.M35]" office:value-type="float" office:value="-5" calcext:value-type="float">
            <text:p>-5.000</text:p>
          </table:table-cell>
          <table:table-cell table:style-name="ce41" table:formula="of:=[.N35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35]-xh) -SIN(beta)*([.L35]-yh) +xh" office:value-type="float" office:value="8.28983694946957" calcext:value-type="float">
            <text:p>8.290</text:p>
          </table:table-cell>
          <table:table-cell table:style-name="ce41" table:formula="of:=SIN(beta)*([.K35]-xh) + COS(beta)*([.L35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1" table:formula="of:=-1*[.E36]-[.C$19]" office:value-type="float" office:value="3.0571" calcext:value-type="float">
            <text:p>3.057</text:p>
          </table:table-cell>
          <table:table-cell table:style-name="ce41" table:formula="of:=[.F36]" office:value-type="float" office:value="-7" calcext:value-type="float">
            <text:p>-7.000</text:p>
          </table:table-cell>
          <table:table-cell table:style-name="ce41" table:formula="of:=[.D36]" office:value-type="float" office:value="3" calcext:value-type="float">
            <text:p>3.000</text:p>
          </table:table-cell>
          <table:table-cell table:style-name="ce41" office:value-type="float" office:value="3" calcext:value-type="float">
            <text:p>3.000</text:p>
          </table:table-cell>
          <table:table-cell table:style-name="ce41" office:value-type="float" office:value="-10" calcext:value-type="float">
            <text:p>-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/>
          <table:table-cell table:style-name="ce41" table:formula="of:=-1*([.O36]-yh)" office:value-type="float" office:value="2.17619890868575" calcext:value-type="float">
            <text:p>2.176</text:p>
          </table:table-cell>
          <table:table-cell table:style-name="ce41" table:formula="of:=[.M36]" office:value-type="float" office:value="-5" calcext:value-type="float">
            <text:p>-5.000</text:p>
          </table:table-cell>
          <table:table-cell table:style-name="ce41" table:formula="of:=[.N36]-xh" office:value-type="float" office:value="-0.585053050530426" calcext:value-type="float">
            <text:p>-0.585</text:p>
          </table:table-cell>
          <table:table-cell table:style-name="ce41" office:value-type="float" office:value="10" calcext:value-type="float">
            <text:p>10.000</text:p>
          </table:table-cell>
          <table:table-cell table:style-name="ce41" office:value-type="float" office:value="-7" calcext:value-type="float">
            <text:p>-7.000</text:p>
          </table:table-cell>
          <table:table-cell table:style-name="ce41" office:value-type="float" office:value="-5" calcext:value-type="float">
            <text:p>-5.000</text:p>
          </table:table-cell>
          <table:table-cell table:style-name="ce41" table:formula="of:=COS(beta)*([.K36]-xh) -SIN(beta)*([.L36]-yh) +xh" office:value-type="float" office:value="8.28983694946957" calcext:value-type="float">
            <text:p>8.290</text:p>
          </table:table-cell>
          <table:table-cell table:style-name="ce41" table:formula="of:=SIN(beta)*([.K36]-xh) + COS(beta)*([.L36]-yh) + yh" office:value-type="float" office:value="-7.22369890868575" calcext:value-type="float">
            <text:p>-7.224</text:p>
          </table:table-cell>
        </table:table-row>
      </table:table>
      <table:table table:name="leg translation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lobal to local coordinate transl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obal coordinates are (Xg, Yg, Zg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cal coordinates for same position are (Xl,Yl, Zl) with formulas that vary for each leg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ght middle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 = <text:s/>-1 * Yg – hipToSpine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X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 middle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 = <text:s/>Yg – hipToSpine <text:s text:c="11"/>/ not negated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-1 * Xg <text:s text:c="25"/>/ negated, due to motor rotated 180 compared to right si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ght Fron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lockwise, (beta = -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g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*(Yr – Yh)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 Fron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5"/>// local X direction is reversed on left &amp; right sides of bot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 Righ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 Lef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-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-1 <text:s/>* (Xr – Xh)</text:p>
          </table:table-cell>
        </table:table-row>
      </table:table>
      <table:table table:name="key locations" table:style-name="ta1">
        <table:table-column table:style-name="co5" table:default-cell-style-name="Default"/>
        <table:table-column table:style-name="co6" table:number-columns-repeated="3" table:default-cell-style-name="ce50"/>
        <table:table-column table:style-name="co7" table:default-cell-style-name="ce50"/>
        <table:table-column table:style-name="co6" table:number-columns-repeated="8" table:default-cell-style-name="ce50"/>
        <table:table-column table:style-name="co8" table:default-cell-style-name="ce50"/>
        <table:table-column table:style-name="co6" table:number-columns-repeated="5" table:default-cell-style-name="ce50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Right Front Leg</text:p>
          </table:table-cell>
          <table:covered-table-cell table:number-columns-repeated="2" table:style-name="ce49"/>
          <table:table-cell table:style-name="ce51" office:value-type="string" calcext:value-type="string" table:number-columns-spanned="3" table:number-rows-spanned="1">
            <text:p>Right Centre Leg</text:p>
          </table:table-cell>
          <table:covered-table-cell table:number-columns-repeated="2" table:style-name="ce52"/>
          <table:table-cell table:style-name="ce53" office:value-type="string" calcext:value-type="string" table:number-columns-spanned="3" table:number-rows-spanned="1">
            <text:p>Right Back Leg</text:p>
          </table:table-cell>
          <table:covered-table-cell table:number-columns-repeated="2" table:style-name="ce54"/>
          <table:table-cell table:style-name="ce48" office:value-type="string" calcext:value-type="string" table:number-columns-spanned="3" table:number-rows-spanned="1">
            <text:p>Left Front Leg</text:p>
          </table:table-cell>
          <table:covered-table-cell table:number-columns-repeated="2" table:style-name="ce49"/>
          <table:table-cell table:style-name="ce51" office:value-type="string" calcext:value-type="string" table:number-columns-spanned="3" table:number-rows-spanned="1">
            <text:p>Left Center Leg</text:p>
          </table:table-cell>
          <table:covered-table-cell table:number-columns-repeated="2" table:style-name="ce52"/>
          <table:table-cell table:style-name="ce55" office:value-type="string" calcext:value-type="string" table:number-columns-spanned="3" table:number-rows-spanned="1">
            <text:p>Left Back Leg</text:p>
          </table:table-cell>
          <table:covered-table-cell table:style-name="ce54"/>
          <table:covered-table-cell table:style-name="ce18"/>
        </table:table-row>
        <table:table-row table:style-name="ro2">
          <table:table-cell/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Z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Y</text:p>
          </table:table-cell>
          <table:table-cell table:style-name="ce56" office:value-type="string" calcext:value-type="string">
            <text:p>Z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style-name="ce47" office:value-type="string" calcext:value-type="string">
            <text:p>hip center </text:p>
          </table:table-cell>
          <table:table-cell table:style-name="ce49" table:formula="of:=3.82739+5.0475" office:value-type="float" office:value="8.87489" calcext:value-type="float">
            <text:p>8.87489</text:p>
          </table:table-cell>
          <table:table-cell table:style-name="ce49" office:value-type="float" office:value="-5.0475" calcext:value-type="float">
            <text:p>-5.0475</text:p>
          </table:table-cell>
          <table:table-cell table:style-name="ce49" office:value-type="float" office:value="-2.62806" calcext:value-type="float">
            <text:p>-2.6280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-6.9423" calcext:value-type="float">
            <text:p>-6.9423</text:p>
          </table:table-cell>
          <table:table-cell table:style-name="ce52" table:formula="of:=[.D5]" office:value-type="float" office:value="-2.62806" calcext:value-type="float">
            <text:p>-2.62806</text:p>
          </table:table-cell>
          <table:table-cell table:style-name="ce54" table:formula="of:=-1*[.B5]" office:value-type="float" office:value="-8.87489" calcext:value-type="float">
            <text:p>-8.87489</text:p>
          </table:table-cell>
          <table:table-cell table:style-name="ce54" table:formula="of:=[.C5]" office:value-type="float" office:value="-5.0475" calcext:value-type="float">
            <text:p>-5.0475</text:p>
          </table:table-cell>
          <table:table-cell table:style-name="ce54" table:formula="of:=[.D5]" office:value-type="float" office:value="-2.62806" calcext:value-type="float">
            <text:p>-2.62806</text:p>
          </table:table-cell>
          <table:table-cell table:style-name="ce49" table:formula="of:=[.B5]" office:value-type="float" office:value="8.87489" calcext:value-type="float">
            <text:p>8.87489</text:p>
          </table:table-cell>
          <table:table-cell table:style-name="ce49" table:formula="of:=5.0475" office:value-type="float" office:value="5.0475" calcext:value-type="float">
            <text:p>5.0475</text:p>
          </table:table-cell>
          <table:table-cell table:style-name="ce49" table:formula="of:=[.G5]" office:value-type="float" office:value="-2.62806" calcext:value-type="float">
            <text:p>-2.6280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.9423" calcext:value-type="float">
            <text:p>6.9423</text:p>
          </table:table-cell>
          <table:table-cell table:style-name="ce52" table:formula="of:=[.D5]" office:value-type="float" office:value="-2.62806" calcext:value-type="float">
            <text:p>-2.62806</text:p>
          </table:table-cell>
          <table:table-cell table:style-name="ce54" table:formula="of:=[.H5]" office:value-type="float" office:value="-8.87489" calcext:value-type="float">
            <text:p>-8.87489</text:p>
          </table:table-cell>
          <table:table-cell table:style-name="ce54" table:formula="of:=[.L5]" office:value-type="float" office:value="5.0475" calcext:value-type="float">
            <text:p>5.0475</text:p>
          </table:table-cell>
          <table:table-cell table:style-name="ce56" table:formula="of:=[.D5]" office:value-type="float" office:value="-2.62806" calcext:value-type="float">
            <text:p>-2.62806</text:p>
          </table:table-cell>
        </table:table-row>
        <table:table-row table:style-name="ro1">
          <table:table-cell table:style-name="ce47"/>
          <table:table-cell table:style-name="Default" table:number-columns-repeated="18"/>
        </table:table-row>
        <table:table-row table:style-name="ro2">
          <table:table-cell table:style-name="ce47" office:value-type="string" calcext:value-type="string">
            <text:p>local origin </text:p>
          </table:table-cell>
          <table:table-cell table:style-name="ce49" table:formula="of:=[.B5]" office:value-type="float" office:value="8.87489" calcext:value-type="float">
            <text:p>8.87489</text:p>
          </table:table-cell>
          <table:table-cell table:style-name="ce49" table:formula="of:=[.C5]" office:value-type="float" office:value="-5.0475" calcext:value-type="float">
            <text:p>-5.0475</text:p>
          </table:table-cell>
          <table:table-cell table:style-name="ce49" office:value-type="float" office:value="0" calcext:value-type="float">
            <text:p>0</text:p>
          </table:table-cell>
          <table:table-cell table:style-name="ce52" table:formula="of:=[.E5]" office:value-type="float" office:value="0" calcext:value-type="float">
            <text:p>0</text:p>
          </table:table-cell>
          <table:table-cell table:style-name="ce52" table:formula="of:=[.F5]" office:value-type="float" office:value="-6.9423" calcext:value-type="float">
            <text:p>-6.9423</text:p>
          </table:table-cell>
          <table:table-cell table:style-name="ce52" office:value-type="float" office:value="0" calcext:value-type="float">
            <text:p>0</text:p>
          </table:table-cell>
          <table:table-cell table:style-name="ce54" table:formula="of:=[.H5]" office:value-type="float" office:value="-8.87489" calcext:value-type="float">
            <text:p>-8.87489</text:p>
          </table:table-cell>
          <table:table-cell table:style-name="ce54" table:formula="of:=[.I5]" office:value-type="float" office:value="-5.0475" calcext:value-type="float">
            <text:p>-5.0475</text:p>
          </table:table-cell>
          <table:table-cell table:style-name="ce54" office:value-type="float" office:value="0" calcext:value-type="float">
            <text:p>0</text:p>
          </table:table-cell>
          <table:table-cell table:style-name="ce49" table:formula="of:=[.K5]" office:value-type="float" office:value="8.87489" calcext:value-type="float">
            <text:p>8.87489</text:p>
          </table:table-cell>
          <table:table-cell table:style-name="ce49" table:formula="of:=[.L5]" office:value-type="float" office:value="5.0475" calcext:value-type="float">
            <text:p>5.0475</text:p>
          </table:table-cell>
          <table:table-cell table:style-name="ce49" office:value-type="float" office:value="0" calcext:value-type="float">
            <text:p>0</text:p>
          </table:table-cell>
          <table:table-cell table:style-name="ce52" table:formula="of:=[.N5]" office:value-type="float" office:value="0" calcext:value-type="float">
            <text:p>0</text:p>
          </table:table-cell>
          <table:table-cell table:style-name="ce52" table:formula="of:=[.O5]" office:value-type="float" office:value="6.9423" calcext:value-type="float">
            <text:p>6.9423</text:p>
          </table:table-cell>
          <table:table-cell table:style-name="ce52" office:value-type="float" office:value="0" calcext:value-type="float">
            <text:p>0</text:p>
          </table:table-cell>
          <table:table-cell table:style-name="ce54" table:formula="of:=[.Q5]" office:value-type="float" office:value="-8.87489" calcext:value-type="float">
            <text:p>-8.87489</text:p>
          </table:table-cell>
          <table:table-cell table:style-name="ce54" table:formula="of:=[.R5]" office:value-type="float" office:value="5.0475" calcext:value-type="float">
            <text:p>5.0475</text:p>
          </table:table-cell>
          <table:table-cell table:style-name="ce56" office:value-type="float" office:value="0" calcext:value-type="float">
            <text:p>0</text:p>
          </table:table-cell>
        </table:table-row>
        <table:table-row table:style-name="ro1">
          <table:table-cell table:style-name="ce47"/>
          <table:table-cell table:style-name="Default" table:number-columns-repeated="18"/>
        </table:table-row>
        <table:table-row table:style-name="ro2">
          <table:table-cell table:style-name="ce47" office:value-type="string" calcext:value-type="string">
            <text:p>home position </text:p>
          </table:table-cell>
          <table:table-cell table:style-name="ce49" table:formula="of:=3.82739+20.91875*COS(45/180*3.1415926)" office:value-type="float" office:value="18.6191801771183" calcext:value-type="float">
            <text:p>18.6191801771183</text:p>
          </table:table-cell>
          <table:table-cell table:style-name="ce49" table:formula="of:=-1*(20.91875*SIN(45/180*3.1415926))" office:value-type="float" office:value="-14.7917897807739" calcext:value-type="float">
            <text:p>-14.7917897807739</text:p>
          </table:table-cell>
          <table:table-cell table:style-name="ce49" table:formula="of:=-1*(2.62799+7.9675)" office:value-type="float" office:value="-10.59549" calcext:value-type="float">
            <text:p>-10.59549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F5]-2.9165-7.61998-3.23019" office:value-type="float" office:value="-20.70897" calcext:value-type="float">
            <text:p>-20.70897</text:p>
          </table:table-cell>
          <table:table-cell table:style-name="ce52" table:formula="of:=[.D9]" office:value-type="float" office:value="-10.59549" calcext:value-type="float">
            <text:p>-10.59549</text:p>
          </table:table-cell>
          <table:table-cell table:style-name="ce54" table:formula="of:=-1*[.B9]" office:value-type="float" office:value="-18.6191801771183" calcext:value-type="float">
            <text:p>-18.6191801771183</text:p>
          </table:table-cell>
          <table:table-cell table:style-name="ce54" table:formula="of:=[.C9]" office:value-type="float" office:value="-14.7917897807739" calcext:value-type="float">
            <text:p>-14.7917897807739</text:p>
          </table:table-cell>
          <table:table-cell table:style-name="ce54" table:formula="of:=[.D9]" office:value-type="float" office:value="-10.59549" calcext:value-type="float">
            <text:p>-10.59549</text:p>
          </table:table-cell>
          <table:table-cell table:style-name="ce49" table:formula="of:=[.B9]" office:value-type="float" office:value="18.6191801771183" calcext:value-type="float">
            <text:p>18.6191801771183</text:p>
          </table:table-cell>
          <table:table-cell table:style-name="ce49" table:formula="of:=-1*[.C9]" office:value-type="float" office:value="14.7917897807739" calcext:value-type="float">
            <text:p>14.7917897807739</text:p>
          </table:table-cell>
          <table:table-cell table:style-name="ce49" table:formula="of:=[.D9]" office:value-type="float" office:value="-10.59549" calcext:value-type="float">
            <text:p>-10.59549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-1*[.F9]" office:value-type="float" office:value="20.70897" calcext:value-type="float">
            <text:p>20.70897</text:p>
          </table:table-cell>
          <table:table-cell table:style-name="ce52" table:formula="of:=[.D9]" office:value-type="float" office:value="-10.59549" calcext:value-type="float">
            <text:p>-10.59549</text:p>
          </table:table-cell>
          <table:table-cell table:style-name="ce54" table:formula="of:=[.H9]" office:value-type="float" office:value="-18.6191801771183" calcext:value-type="float">
            <text:p>-18.6191801771183</text:p>
          </table:table-cell>
          <table:table-cell table:style-name="ce54" table:formula="of:=[.L9]" office:value-type="float" office:value="14.7917897807739" calcext:value-type="float">
            <text:p>14.7917897807739</text:p>
          </table:table-cell>
          <table:table-cell table:style-name="ce56" table:formula="of:=[.D9]" office:value-type="float" office:value="-10.59549" calcext:value-type="float">
            <text:p>-10.5954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me position is the toe location when the leg is in the neutral stance, and all servos are in the center of their ran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servo positions go from -90 to +90 degrees, neutral stance has all servos at 0 degrees.</text:p>
          </table:table-cell>
          <table:table-cell table:number-columns-repeated="18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>
        <table:named-range table:name="beta" table:base-cell-address="$formulas.$C$20" table:cell-range-address="$formulas.$C$20"/>
        <table:named-range table:name="xh" table:base-cell-address="$formulas.$C$21" table:cell-range-address="$formulas.$C$21"/>
        <table:named-range table:name="yh" table:base-cell-address="$formulas.$C$21" table:cell-range-address="$formulas.$C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00-00-00</text:date>, <text:time style:data-style-name="N2" text:time-value="23:43:39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4:57:15.531000000</meta:creation-date>
    <dc:date>2021-11-28T00:53:17.165000000</dc:date>
    <meta:editing-duration>PT1H30M49S</meta:editing-duration>
    <meta:editing-cycles>11</meta:editing-cycles>
    <meta:generator>LibreOffice/7.1.7.2$Windows_X86_64 LibreOffice_project/c6a4e3954236145e2acb0b65f68614365aeee33f</meta:generator>
    <meta:document-statistic meta:table-count="3" meta:cell-count="298" meta:object-count="0"/>
  </office:meta>
</office:document-meta>
</file>